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575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3.101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LIMEXINO-STM32F3_RevB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58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<text:s/>SMD ДИОД 1N5819 (SS14) SM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5,D4,D3,D2,D1</text:p>
          </table:table-cell>
          <table:table-cell table:style-name="ce2" office:value-type="string" calcext:value-type="string">
            <text:p>SMA-KA</text:p>
          </table:table-cell>
          <table:table-cell table:style-name="ce5" table:number-columns-repeated="60"/>
        </table:table-row>
        <table:table-row table:style-name="ro2">
          <table:table-cell table:style-name="ce2" office:value-type="string" calcext:value-type="string">
            <text:p>124K_1% <text:s/>няма наличност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1uF_6.3V–0603 или подобен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40.2K_1% няма наличност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8" table:number-columns-repeated="4"/>
          <table:table-cell table:style-name="ce11" table:number-columns-repeated="60"/>
        </table:table-row>
        <table:table-row table:style-name="ro2">
          <table:table-cell table:style-name="ce2" office:value-type="string" calcext:value-type="string">
            <text:p>FB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B1</text:p>
          </table:table-cell>
          <table:table-cell table:style-name="ce2" office:value-type="string" calcext:value-type="string">
            <text:p>L_0603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MALE-PAV16X-2x05-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3</text:p>
          </table:table-cell>
          <table:table-cell table:style-name="ce2" office:value-type="string" calcext:value-type="string">
            <text:p>SWD /маха се 7ми крак/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n.i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4</text:p>
          </table:table-cell>
          <table:table-cell table:style-name="ce2" office:value-type="string" calcext:value-type="string">
            <text:p>HN1x2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ИНДУКТИВНОСТ CD43 4.7 UH (NRS4018T4R7MDGJ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CD43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ИС BL4054B-42TPR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-23-5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ИС BL93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T23-6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ИС ME6210A33P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OT89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ИС SIT1050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SO-8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КЛЮЧ БУТОН TSW34-W16PR-220-LF / SID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W2,SW1</text:p>
          </table:table-cell>
          <table:table-cell table:style-name="ce2" office:value-type="string" calcext:value-type="string">
            <text:p>TSW34-W16PR-220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КОНД 0402 100 NF 10% 10VD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25,C20,C19,C16,C14,C13,C6,C4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КОНД 0402 22 PF NP0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4,C23,C22,C21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КОНД 0402 47 PF C0G 50VDC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КОНД 0603 10 UF 6.3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18,C17,C12,C11,C10,C9,C8,C7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КОНД 0805 100 NF X7R 50VDC 1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1 K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6,R20,R19,R1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1 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5,R1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1.5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1.5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10 K 5%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35,R31,R16,R15,R12,R7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100 K 5%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27,R21,R11,R10,R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120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2 K 5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34,R33,R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20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0,R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22 OHM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9,R28,R17,R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402 4.7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2,R18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603 1 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3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РЕЗ 0603 3 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4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РЕЗ. КВАРЦ 32.768 kHz SMD1206 12.5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L_1206_5MIL_DWS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РЕЗОНАТОР КВАРЦ HU49S 8 MHZ 20PF 20PP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_49U3HMS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СВЕТОДИОД 0603 ЖЪЛТ 15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3</text:p>
          </table:table-cell>
          <table:table-cell table:style-name="ce2" office:value-type="string" calcext:value-type="string">
            <text:p>LED_0603_KA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СВЕТОДИОД 0603 ЗЕЛЕН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2</text:p>
          </table:table-cell>
          <table:table-cell table:style-name="ce2" office:value-type="string" calcext:value-type="string">
            <text:p>LED_0603_KA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СВЕТОДИОД 0603 ЧЕРВЕН 300 mC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СЪЕДИНИТЕЛ MISB-SWMM-5B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SMD СЪЕДИНИТЕЛ TFC-WPAPR-08 (микро SD-карта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CRO_SD1</text:p>
          </table:table-cell>
          <table:table-cell table:style-name="ce2" office:value-type="string" calcext:value-type="string">
            <text:p>MICRO_SD(TFC-WXCP11-08-LF)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SMD ТРАНЗИСТОР WPM2015-3/T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ET3,FET2,FET1</text:p>
          </table:table-cell>
          <table:table-cell table:style-name="ce2" office:value-type="string" calcext:value-type="string">
            <text:p>SOT23</text:p>
          </table:table-cell>
          <table:table-cell table:number-columns-repeated="60"/>
        </table:table-row>
        <table:table-row table:style-name="ro4">
          <table:table-cell table:style-name="ce2" office:value-type="string" calcext:value-type="string">
            <text:p>STM32F303RCT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LQFP64_Pitch-0.5mm_12.00x12.00x1.60mm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КЛЕМА TB3-3.5ММ (HD-351 3P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 office:value-type="string" calcext:value-type="string">
            <text:p>TB3-3.5mm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КОНДЕНЗАТОР 4.7 uF 50 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POL-RM2mm_5x9mm_PTH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ЪЕДИНИТЕЛ BH-CR2032P 3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HOLDER1</text:p>
          </table:table-cell>
          <table:table-cell table:style-name="ce2" office:value-type="string" calcext:value-type="string">
            <text:p>CR2032-PTH-PLASTIC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СЪЕДИНИТЕЛ BH10R (B-R-10-LF) 2x5 ЪГЪЛ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2</text:p>
          </table:table-cell>
          <table:table-cell table:style-name="ce2" office:value-type="string" calcext:value-type="string">
            <text:p>UEXT_BH10R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ЪЕДИНИТЕЛ DW02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CON1</text:p>
          </table:table-cell>
          <table:table-cell table:style-name="ce2" office:value-type="string" calcext:value-type="string">
            <text:p>LIPO_BAT-CON2DW02R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>
            <text:p>СЪЕДИНИТЕЛ F-D-2X08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PIO1</text:p>
          </table:table-cell>
          <table:table-cell table:style-name="ce2" office:value-type="string" calcext:value-type="string">
            <text:p>BH16S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СЪЕДИНИТЕЛ FE-D13A-1X06-LF(H=11.04m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FORM1</text:p>
          </table:table-cell>
          <table:table-cell table:style-name="ce2" office:value-type="string" calcext:value-type="string">
            <text:p>ARDUINO-STM32-PLATFORM</text:p>
          </table:table-cell>
          <table:table-cell table:number-columns-repeated="60"/>
        </table:table-row>
        <table:table-row table:style-name="ro3">
          <table:table-cell table:style-name="ce2" office:value-type="string" calcext:value-type="string">
            <text:p>СЪЕДИНИТЕЛ FE-D13A-1X08-LF(H=11.04mm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FORM1</text:p>
          </table:table-cell>
          <table:table-cell table:style-name="ce2"/>
          <table:table-cell table:number-columns-repeated="60"/>
        </table:table-row>
        <table:table-row table:style-name="ro3">
          <table:table-cell table:style-name="ce2" office:value-type="string" calcext:value-type="string">
            <text:p>СЪЕДИНИТЕЛ YDJ-1134 PWRJ-2mm (DCJ-R-20-LF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1</text:p>
          </table:table-cell>
          <table:table-cell table:style-name="ce2" office:value-type="string" calcext:value-type="string">
            <text:p>PWR_JACK_UNI_MILLING</text:p>
          </table:table-cell>
          <table:table-cell table:number-columns-repeated="60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OLIMEXINO-STM32F3_RevB'.A1:'OLIMEXINO-STM32F3_RevB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1:46:43.926495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4T11:47:27.372064889</dc:date>
    <meta:editing-duration>PT1H13M41S</meta:editing-duration>
    <meta:editing-cycles>15</meta:editing-cycles>
    <meta:generator>LibreOffice/6.4.3.2$Linux_X86_64 LibreOffice_project/40$Build-2</meta:generator>
    <meta:document-statistic meta:table-count="1" meta:cell-count="199" meta:object-count="0"/>
  </office:meta>
</office:document-meta>
</file>